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ource Sans Pro" svg:font-family="'Source Sans Pro', sans-serif"/>
    <style:font-face style:name="Tahoma1" svg:font-family="Tahoma, Helvetica, Arial, sans-serif"/>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ea179" officeooo:paragraph-rsid="000ea179"/>
    </style:style>
    <style:style style:name="P2" style:family="paragraph" style:parent-style-name="Standard">
      <style:text-properties officeooo:rsid="000ea179" officeooo:paragraph-rsid="0013e1e3"/>
    </style:style>
    <style:style style:name="P3" style:family="paragraph" style:parent-style-name="Standard">
      <style:text-properties officeooo:paragraph-rsid="0013e1e3"/>
    </style:style>
    <style:style style:name="P4" style:family="paragraph" style:parent-style-name="Standard">
      <style:text-properties officeooo:rsid="0013e1e3" officeooo:paragraph-rsid="0013e1e3"/>
    </style:style>
    <style:style style:name="P5" style:family="paragraph" style:parent-style-name="Standard">
      <style:text-properties officeooo:rsid="0015e040" officeooo:paragraph-rsid="0015e040"/>
    </style:style>
    <style:style style:name="P6" style:family="paragraph" style:parent-style-name="Standard">
      <style:text-properties officeooo:rsid="001a0c8b" officeooo:paragraph-rsid="001a0c8b"/>
    </style:style>
    <style:style style:name="P7" style:family="paragraph" style:parent-style-name="Standard">
      <style:text-properties officeooo:rsid="001bfac7" officeooo:paragraph-rsid="001bfac7"/>
    </style:style>
    <style:style style:name="P8" style:family="paragraph" style:parent-style-name="Standard">
      <style:text-properties officeooo:paragraph-rsid="000ea179"/>
    </style:style>
    <style:style style:name="P9" style:family="paragraph" style:parent-style-name="Standard">
      <style:text-properties officeooo:rsid="0054dcba" officeooo:paragraph-rsid="0054dcba"/>
    </style:style>
    <style:style style:name="P10" style:family="paragraph" style:parent-style-name="Standard">
      <style:text-properties officeooo:rsid="0055ca42" officeooo:paragraph-rsid="0055ca42"/>
    </style:style>
    <style:style style:name="P11" style:family="paragraph" style:parent-style-name="Standard">
      <style:text-properties officeooo:rsid="0056545b" officeooo:paragraph-rsid="0056545b"/>
    </style:style>
    <style:style style:name="P12" style:family="paragraph" style:parent-style-name="Standard">
      <style:text-properties officeooo:rsid="005845ff" officeooo:paragraph-rsid="005845ff"/>
    </style:style>
    <style:style style:name="P13" style:family="paragraph" style:parent-style-name="Standard">
      <style:text-properties officeooo:rsid="0059942f" officeooo:paragraph-rsid="0059942f"/>
    </style:style>
    <style:style style:name="P14" style:family="paragraph" style:parent-style-name="Standard">
      <style:text-properties officeooo:rsid="005bb6a9" officeooo:paragraph-rsid="005bb6a9"/>
    </style:style>
    <style:style style:name="P15" style:family="paragraph" style:parent-style-name="Standard">
      <style:text-properties officeooo:rsid="005fb8dd" officeooo:paragraph-rsid="005fb8dd"/>
    </style:style>
    <style:style style:name="P16" style:family="paragraph" style:parent-style-name="Standard">
      <style:text-properties officeooo:rsid="0061b280" officeooo:paragraph-rsid="0061b280"/>
    </style:style>
    <style:style style:name="P17" style:family="paragraph" style:parent-style-name="Standard">
      <style:text-properties officeooo:paragraph-rsid="0053f1ca"/>
    </style:style>
    <style:style style:name="P18" style:family="paragraph" style:parent-style-name="Standard">
      <style:text-properties officeooo:rsid="0064ceba" officeooo:paragraph-rsid="0064ceba"/>
    </style:style>
    <style:style style:name="P19" style:family="paragraph" style:parent-style-name="Standard">
      <style:text-properties officeooo:rsid="0066c677" officeooo:paragraph-rsid="0066c677"/>
    </style:style>
    <style:style style:name="P20" style:family="paragraph" style:parent-style-name="Standard">
      <style:text-properties officeooo:rsid="006b72d2" officeooo:paragraph-rsid="006b72d2"/>
    </style:style>
    <style:style style:name="P21" style:family="paragraph" style:parent-style-name="Standard">
      <style:text-properties officeooo:rsid="006b9426" officeooo:paragraph-rsid="006b9426"/>
    </style:style>
    <style:style style:name="P22" style:family="paragraph" style:parent-style-name="Standard">
      <style:text-properties fo:font-size="22pt" fo:font-weight="normal" officeooo:rsid="006b9426" officeooo:paragraph-rsid="006b9426" style:font-size-asian="22pt" style:font-weight-asian="normal" style:font-size-complex="22pt" style:font-weight-complex="normal"/>
    </style:style>
    <style:style style:name="P23" style:family="paragraph" style:parent-style-name="Standard">
      <style:text-properties officeooo:rsid="006dc96b" officeooo:paragraph-rsid="006dc96b"/>
    </style:style>
    <style:style style:name="P24" style:family="paragraph" style:parent-style-name="Standard">
      <style:text-properties officeooo:rsid="006e1754" officeooo:paragraph-rsid="006e1754"/>
    </style:style>
    <style:style style:name="P25" style:family="paragraph" style:parent-style-name="Standard">
      <style:text-properties officeooo:rsid="006e9d7d" officeooo:paragraph-rsid="006e9d7d"/>
    </style:style>
    <style:style style:name="P26" style:family="paragraph" style:parent-style-name="Standard">
      <style:text-properties officeooo:rsid="00701ea4" officeooo:paragraph-rsid="00701ea4"/>
    </style:style>
    <style:style style:name="P27" style:family="paragraph" style:parent-style-name="Standard">
      <style:text-properties officeooo:rsid="00701ea4" officeooo:paragraph-rsid="0074936d"/>
    </style:style>
    <style:style style:name="P28" style:family="paragraph" style:parent-style-name="Standard">
      <style:text-properties officeooo:rsid="00701ea4" officeooo:paragraph-rsid="0077e0a9"/>
    </style:style>
    <style:style style:name="P29" style:family="paragraph" style:parent-style-name="Standard">
      <style:text-properties style:font-name="Liberation Serif1" fo:font-size="12pt" fo:font-weight="normal" officeooo:rsid="00701ea4" officeooo:paragraph-rsid="00701ea4" style:font-size-asian="12pt" style:font-weight-asian="normal" style:font-size-complex="12pt" style:font-weight-complex="normal"/>
    </style:style>
    <style:style style:name="P30" style:family="paragraph" style:parent-style-name="Standard">
      <style:text-properties officeooo:rsid="0071db4a" officeooo:paragraph-rsid="0071db4a"/>
    </style:style>
    <style:style style:name="P31" style:family="paragraph" style:parent-style-name="Standard">
      <style:text-properties officeooo:rsid="004f35bf" officeooo:paragraph-rsid="00738075"/>
    </style:style>
    <style:style style:name="P32" style:family="paragraph" style:parent-style-name="Standard">
      <style:text-properties officeooo:rsid="00533c36" officeooo:paragraph-rsid="00533c36"/>
    </style:style>
    <style:style style:name="P33" style:family="paragraph" style:parent-style-name="Standard">
      <style:text-properties officeooo:rsid="00533c36" officeooo:paragraph-rsid="00738075"/>
    </style:style>
    <style:style style:name="P34" style:family="paragraph" style:parent-style-name="Standard">
      <style:text-properties officeooo:rsid="00533c36" officeooo:paragraph-rsid="0077e0a9"/>
    </style:style>
    <style:style style:name="P35" style:family="paragraph" style:parent-style-name="Standard">
      <style:text-properties officeooo:rsid="00533c36" officeooo:paragraph-rsid="00787859"/>
    </style:style>
    <style:style style:name="P36" style:family="paragraph" style:parent-style-name="Standard">
      <style:text-properties officeooo:paragraph-rsid="0074936d"/>
    </style:style>
    <style:style style:name="P37" style:family="paragraph" style:parent-style-name="Standard">
      <style:text-properties officeooo:rsid="00768dc9" officeooo:paragraph-rsid="00768dc9"/>
    </style:style>
    <style:style style:name="P38" style:family="paragraph" style:parent-style-name="Standard">
      <style:text-properties officeooo:rsid="00768dc9" officeooo:paragraph-rsid="0077e0a9"/>
    </style:style>
    <style:style style:name="P39" style:family="paragraph" style:parent-style-name="Standard">
      <style:text-properties officeooo:paragraph-rsid="0077e0a9"/>
    </style:style>
    <style:style style:name="P40" style:family="paragraph" style:parent-style-name="Standard">
      <style:text-properties officeooo:rsid="0077e0a9" officeooo:paragraph-rsid="0077e0a9"/>
    </style:style>
    <style:style style:name="P41" style:family="paragraph" style:parent-style-name="Standard">
      <style:text-properties officeooo:rsid="0077e0a9" officeooo:paragraph-rsid="00787859"/>
    </style:style>
    <style:style style:name="P42" style:family="paragraph" style:parent-style-name="Standard">
      <style:text-properties officeooo:rsid="003c3fc8" officeooo:paragraph-rsid="0077e0a9"/>
    </style:style>
    <style:style style:name="P43" style:family="paragraph" style:parent-style-name="Standard">
      <style:text-properties officeooo:paragraph-rsid="00787859"/>
    </style:style>
    <style:style style:name="P44" style:family="paragraph" style:parent-style-name="Standard">
      <style:text-properties officeooo:rsid="00115a1d" officeooo:paragraph-rsid="00787859"/>
    </style:style>
    <style:style style:name="P45" style:family="paragraph" style:parent-style-name="Standard">
      <style:text-properties officeooo:rsid="00830f10" officeooo:paragraph-rsid="00830f10"/>
    </style:style>
    <style:style style:name="P46" style:family="paragraph" style:parent-style-name="Standard">
      <style:text-properties officeooo:rsid="008feee4" officeooo:paragraph-rsid="008feee4"/>
    </style:style>
    <style:style style:name="P47" style:family="paragraph" style:parent-style-name="Standard">
      <style:text-properties officeooo:rsid="0091de62" officeooo:paragraph-rsid="0091de62"/>
    </style:style>
    <style:style style:name="P48" style:family="paragraph" style:parent-style-name="Standard">
      <style:text-properties officeooo:rsid="0051fcf1" officeooo:paragraph-rsid="001bfac7"/>
    </style:style>
    <style:style style:name="P49" style:family="paragraph" style:parent-style-name="Standard">
      <style:text-properties officeooo:rsid="0092bc3c" officeooo:paragraph-rsid="0092bc3c"/>
    </style:style>
    <style:style style:name="P50" style:family="paragraph" style:parent-style-name="Standard">
      <style:text-properties officeooo:rsid="009446e4" officeooo:paragraph-rsid="009446e4"/>
    </style:style>
    <style:style style:name="P51" style:family="paragraph" style:parent-style-name="Standard">
      <style:text-properties officeooo:rsid="009446e4" officeooo:paragraph-rsid="009e601c"/>
    </style:style>
    <style:style style:name="P52" style:family="paragraph" style:parent-style-name="Standard">
      <style:text-properties officeooo:rsid="0095748c" officeooo:paragraph-rsid="0095748c"/>
    </style:style>
    <style:style style:name="P53" style:family="paragraph" style:parent-style-name="Standard">
      <style:text-properties officeooo:rsid="009709a7" officeooo:paragraph-rsid="009709a7"/>
    </style:style>
    <style:style style:name="P54" style:family="paragraph" style:parent-style-name="Standard">
      <style:text-properties officeooo:rsid="009746ef" officeooo:paragraph-rsid="009746ef"/>
    </style:style>
    <style:style style:name="P55" style:family="paragraph" style:parent-style-name="Standard">
      <style:text-properties officeooo:paragraph-rsid="009e601c"/>
    </style:style>
    <style:style style:name="P56" style:family="paragraph" style:parent-style-name="Standard">
      <style:text-properties officeooo:rsid="0077e0a9" officeooo:paragraph-rsid="0077e0a9"/>
    </style:style>
    <style:style style:name="P57" style:family="paragraph" style:parent-style-name="Standard">
      <style:text-properties fo:text-transform="capitalize" fo:color="#231f20" loext:opacity="100%" style:font-name="Liberation Serif1" fo:font-size="12pt" fo:letter-spacing="0.0083in" fo:font-style="normal" fo:font-weight="normal" officeooo:rsid="00701ea4" officeooo:paragraph-rsid="00701ea4" style:font-size-asian="12pt" style:font-weight-asian="normal" style:font-size-complex="12pt" style:font-weight-complex="normal"/>
    </style:style>
    <style:style style:name="P58" style:family="paragraph" style:parent-style-name="Standard">
      <style:text-properties fo:text-transform="capitalize" fo:color="#231f20" loext:opacity="100%" style:font-name="Liberation Serif1" fo:font-size="12pt" fo:letter-spacing="0.0083in" fo:font-style="normal" fo:font-weight="normal" officeooo:rsid="00701ea4" officeooo:paragraph-rsid="00a7e272" style:font-size-asian="12pt" style:font-weight-asian="normal" style:font-size-complex="12pt" style:font-weight-complex="normal"/>
    </style:style>
    <style:style style:name="P59" style:family="paragraph" style:parent-style-name="Standard">
      <style:text-properties fo:text-transform="capitalize" fo:color="#231f20" loext:opacity="100%" style:font-name="Liberation Serif1" fo:font-size="12pt" fo:letter-spacing="0.0083in" fo:font-style="normal" fo:font-weight="normal" officeooo:rsid="0070a908" officeooo:paragraph-rsid="0070a908" style:font-size-asian="12pt" style:font-weight-asian="normal" style:font-size-complex="12pt" style:font-weight-complex="normal"/>
    </style:style>
    <style:style style:name="P60" style:family="paragraph" style:parent-style-name="Standard">
      <style:text-properties fo:text-transform="capitalize" fo:color="#231f20" loext:opacity="100%" style:font-name="Liberation Serif1" fo:font-size="12pt" fo:letter-spacing="0.0083in" fo:font-style="normal" fo:font-weight="normal" officeooo:rsid="007d392c" officeooo:paragraph-rsid="007d392c" style:font-size-asian="12pt" style:font-weight-asian="normal" style:font-size-complex="12pt" style:font-weight-complex="normal"/>
    </style:style>
    <style:style style:name="P61" style:family="paragraph" style:parent-style-name="Standard">
      <style:text-properties fo:text-transform="capitalize" fo:color="#231f20" loext:opacity="100%" style:font-name="Liberation Serif1" fo:font-size="12pt" fo:letter-spacing="0.0083in" fo:font-style="normal" fo:font-weight="normal" officeooo:rsid="0080a082" officeooo:paragraph-rsid="00a53c65" style:font-size-asian="12pt" style:font-weight-asian="normal" style:font-size-complex="12pt" style:font-weight-complex="normal"/>
    </style:style>
    <style:style style:name="P62" style:family="paragraph" style:parent-style-name="Standard">
      <style:text-properties fo:text-transform="capitalize" fo:color="#231f20" loext:opacity="100%" style:font-name="Liberation Serif1" fo:font-size="12pt" fo:letter-spacing="0.0083in" fo:font-style="normal" fo:font-weight="normal" officeooo:rsid="00813efc" officeooo:paragraph-rsid="00a53c65" style:font-size-asian="12pt" style:font-weight-asian="normal" style:font-size-complex="12pt" style:font-weight-complex="normal"/>
    </style:style>
    <style:style style:name="P63" style:family="paragraph" style:parent-style-name="Standard">
      <style:text-properties fo:text-transform="capitalize" fo:color="#231f20" loext:opacity="100%" style:font-name="Liberation Serif1" fo:font-size="12pt" fo:letter-spacing="0.0083in" fo:font-style="normal" fo:font-weight="normal" officeooo:rsid="0071db4a" officeooo:paragraph-rsid="0071db4a" style:font-size-asian="12pt" style:font-weight-asian="normal" style:font-size-complex="12pt" style:font-weight-complex="normal"/>
    </style:style>
    <style:style style:name="P64" style:family="paragraph" style:parent-style-name="Standard">
      <style:text-properties fo:text-transform="capitalize" fo:color="#231f20" loext:opacity="100%" style:font-name="Liberation Serif1" fo:font-size="12pt" fo:letter-spacing="0.0083in" fo:font-style="normal" fo:font-weight="normal" officeooo:rsid="0071db4a" officeooo:paragraph-rsid="00ae0a50" style:font-size-asian="12pt" style:font-weight-asian="normal" style:font-size-complex="12pt" style:font-weight-complex="normal"/>
    </style:style>
    <style:style style:name="P65" style:family="paragraph" style:parent-style-name="Standard">
      <style:text-properties fo:text-transform="capitalize" fo:color="#231f20" loext:opacity="100%" style:font-name="Liberation Serif1" fo:font-size="12pt" fo:letter-spacing="0.0083in" fo:font-style="normal" fo:font-weight="normal" officeooo:rsid="007352d9" officeooo:paragraph-rsid="0071db4a" style:font-size-asian="12pt" style:font-weight-asian="normal" style:font-size-complex="12pt" style:font-weight-complex="normal"/>
    </style:style>
    <style:style style:name="P66" style:family="paragraph" style:parent-style-name="Standard">
      <style:text-properties fo:text-transform="capitalize" fo:color="#231f20" loext:opacity="100%" style:font-name="Liberation Serif1" fo:font-size="12pt" fo:letter-spacing="0.0083in" fo:font-style="normal" fo:font-weight="normal" officeooo:rsid="007352d9" officeooo:paragraph-rsid="007352d9" style:font-size-asian="12pt" style:font-weight-asian="normal" style:font-size-complex="12pt" style:font-weight-complex="normal"/>
    </style:style>
    <style:style style:name="P67" style:family="paragraph" style:parent-style-name="Standard">
      <style:text-properties fo:text-transform="capitalize" fo:color="#231f20" loext:opacity="100%" style:font-name="Liberation Serif1" fo:font-size="12pt" fo:letter-spacing="0.0083in" fo:font-style="normal" fo:font-weight="normal" officeooo:rsid="007352d9" officeooo:paragraph-rsid="00a53c65" style:font-size-asian="12pt" style:font-weight-asian="normal" style:font-size-complex="12pt" style:font-weight-complex="normal"/>
    </style:style>
    <style:style style:name="P68" style:family="paragraph" style:parent-style-name="Standard">
      <style:text-properties fo:text-transform="capitalize" fo:color="#231f20" loext:opacity="100%" style:font-name="Liberation Serif1" fo:font-size="12pt" fo:letter-spacing="0.0083in" fo:font-style="normal" fo:font-weight="normal" officeooo:rsid="007352d9" officeooo:paragraph-rsid="00b704f7" style:font-size-asian="12pt" style:font-weight-asian="normal" style:font-size-complex="12pt" style:font-weight-complex="normal"/>
    </style:style>
    <style:style style:name="P69" style:family="paragraph" style:parent-style-name="Standard">
      <style:text-properties fo:text-transform="capitalize" fo:color="#231f20" loext:opacity="100%" style:font-name="Liberation Serif1" fo:font-size="12pt" fo:letter-spacing="0.0083in" fo:font-style="normal" fo:font-weight="normal" officeooo:rsid="007c8ec7" officeooo:paragraph-rsid="007c8ec7" style:font-size-asian="12pt" style:font-weight-asian="normal" style:font-size-complex="12pt" style:font-weight-complex="normal"/>
    </style:style>
    <style:style style:name="P70" style:family="paragraph" style:parent-style-name="Standard">
      <style:text-properties fo:text-transform="capitalize" fo:color="#231f20" loext:opacity="100%" style:font-name="Liberation Serif1" fo:font-size="12pt" fo:letter-spacing="0.0083in" fo:font-style="normal" fo:font-weight="normal" officeooo:rsid="00830f10" officeooo:paragraph-rsid="00830f10" style:font-size-asian="12pt" style:font-weight-asian="normal" style:font-size-complex="12pt" style:font-weight-complex="normal"/>
    </style:style>
    <style:style style:name="P71" style:family="paragraph" style:parent-style-name="Standard">
      <style:text-properties fo:text-transform="capitalize" fo:color="#231f20" loext:opacity="100%" style:font-name="Liberation Serif1" fo:font-size="12pt" fo:letter-spacing="0.0083in" fo:font-style="normal" fo:font-weight="normal" officeooo:rsid="00830f10" officeooo:paragraph-rsid="00a53c65" style:font-size-asian="12pt" style:font-weight-asian="normal" style:font-size-complex="12pt" style:font-weight-complex="normal"/>
    </style:style>
    <style:style style:name="P72" style:family="paragraph" style:parent-style-name="Standard">
      <style:text-properties fo:text-transform="capitalize" fo:color="#231f20" loext:opacity="100%" style:font-name="Liberation Serif1" fo:font-size="12pt" fo:letter-spacing="0.0083in" fo:font-style="normal" fo:font-weight="normal" officeooo:rsid="00845b77" officeooo:paragraph-rsid="00845b77" style:font-size-asian="12pt" style:font-weight-asian="normal" style:font-size-complex="12pt" style:font-weight-complex="normal"/>
    </style:style>
    <style:style style:name="P73" style:family="paragraph" style:parent-style-name="Standard">
      <style:text-properties fo:text-transform="capitalize" fo:color="#231f20" loext:opacity="100%" style:font-name="Liberation Serif1" fo:font-size="12pt" fo:letter-spacing="0.0083in" fo:font-style="normal" fo:font-weight="normal" officeooo:rsid="00845b77" officeooo:paragraph-rsid="00a6889d" style:font-size-asian="12pt" style:font-weight-asian="normal" style:font-size-complex="12pt" style:font-weight-complex="normal"/>
    </style:style>
    <style:style style:name="P74" style:family="paragraph" style:parent-style-name="Standard">
      <style:text-properties fo:text-transform="capitalize" fo:color="#231f20" loext:opacity="100%" style:font-name="Liberation Serif1" fo:font-size="12pt" fo:letter-spacing="0.0083in" fo:font-style="normal" fo:font-weight="normal" officeooo:rsid="0085b2f0" officeooo:paragraph-rsid="0085b2f0" style:font-size-asian="12pt" style:font-weight-asian="normal" style:font-size-complex="12pt" style:font-weight-complex="normal"/>
    </style:style>
    <style:style style:name="P75" style:family="paragraph" style:parent-style-name="Standard">
      <style:text-properties fo:text-transform="capitalize" fo:color="#231f20" loext:opacity="100%" style:font-name="Liberation Serif1" fo:font-size="12pt" fo:letter-spacing="0.0083in" fo:font-style="normal" fo:font-weight="normal" officeooo:rsid="0085b2f0" officeooo:paragraph-rsid="00abcfa7" style:font-size-asian="12pt" style:font-weight-asian="normal" style:font-size-complex="12pt" style:font-weight-complex="normal"/>
    </style:style>
    <style:style style:name="P76" style:family="paragraph" style:parent-style-name="Standard">
      <style:text-properties fo:text-transform="capitalize" fo:color="#231f20" loext:opacity="100%" style:font-name="Liberation Serif1" fo:font-size="12pt" fo:letter-spacing="0.0083in" fo:font-style="normal" fo:font-weight="normal" officeooo:rsid="008732f7" officeooo:paragraph-rsid="00abcfa7" style:font-size-asian="12pt" style:font-weight-asian="normal" style:font-size-complex="12pt" style:font-weight-complex="normal"/>
    </style:style>
    <style:style style:name="P77" style:family="paragraph" style:parent-style-name="Standard">
      <style:text-properties fo:text-transform="capitalize" fo:color="#231f20" loext:opacity="100%" style:font-name="Liberation Serif1" fo:font-size="12pt" fo:letter-spacing="0.0083in" fo:font-style="normal" fo:font-weight="normal" officeooo:rsid="008876c1" officeooo:paragraph-rsid="00a53c65" style:font-size-asian="12pt" style:font-weight-asian="normal" style:font-size-complex="12pt" style:font-weight-complex="normal"/>
    </style:style>
    <style:style style:name="P78" style:family="paragraph" style:parent-style-name="Standard">
      <style:text-properties fo:text-transform="capitalize" fo:color="#231f20" loext:opacity="100%" style:font-name="Liberation Serif1" fo:font-size="12pt" fo:letter-spacing="0.0083in" fo:font-style="normal" fo:font-weight="normal" officeooo:rsid="008a1148" officeooo:paragraph-rsid="00a53c65" style:font-size-asian="12pt" style:font-weight-asian="normal" style:font-size-complex="12pt" style:font-weight-complex="normal"/>
    </style:style>
    <style:style style:name="P79" style:family="paragraph" style:parent-style-name="Standard">
      <style:text-properties fo:text-transform="capitalize" fo:color="#231f20" loext:opacity="100%" style:font-name="Liberation Serif1" fo:font-size="12pt" fo:letter-spacing="0.0083in" fo:font-style="normal" fo:font-weight="normal" officeooo:rsid="008b5854" officeooo:paragraph-rsid="00a53c65" style:font-size-asian="12pt" style:font-weight-asian="normal" style:font-size-complex="12pt" style:font-weight-complex="normal"/>
    </style:style>
    <style:style style:name="P80" style:family="paragraph" style:parent-style-name="Standard">
      <style:text-properties fo:text-transform="capitalize" fo:color="#231f20" loext:opacity="100%" style:font-name="Liberation Serif1" fo:font-size="12pt" fo:letter-spacing="0.0083in" fo:font-style="normal" fo:font-weight="normal" officeooo:rsid="0092bc3c" officeooo:paragraph-rsid="00a53c65" style:font-size-asian="12pt" style:font-weight-asian="normal" style:font-size-complex="12pt" style:font-weight-complex="normal"/>
    </style:style>
    <style:style style:name="P81" style:family="paragraph" style:parent-style-name="Standard">
      <style:text-properties fo:text-transform="capitalize" fo:color="#231f20" loext:opacity="100%" style:font-name="Liberation Serif1" fo:font-size="12pt" fo:letter-spacing="0.0083in" fo:font-style="normal" fo:font-weight="normal" officeooo:rsid="008c2d9e" officeooo:paragraph-rsid="00a53c65" style:font-size-asian="12pt" style:font-weight-asian="normal" style:font-size-complex="12pt" style:font-weight-complex="normal"/>
    </style:style>
    <style:style style:name="P82" style:family="paragraph" style:parent-style-name="Standard">
      <style:text-properties fo:text-transform="capitalize" fo:color="#231f20" loext:opacity="100%" style:font-name="Liberation Serif1" fo:font-size="12pt" fo:letter-spacing="0.0083in" fo:font-style="normal" fo:font-weight="normal" officeooo:rsid="00107566" officeooo:paragraph-rsid="008c2d9e" style:font-size-asian="12pt" style:font-weight-asian="normal" style:font-size-complex="12pt" style:font-weight-complex="normal"/>
    </style:style>
    <style:style style:name="P83" style:family="paragraph" style:parent-style-name="Standard">
      <style:text-properties fo:text-transform="capitalize" fo:color="#231f20" loext:opacity="100%" style:font-name="Liberation Serif1" fo:font-size="12pt" fo:letter-spacing="0.0083in" fo:font-style="normal" fo:font-weight="normal" officeooo:rsid="00107566" officeooo:paragraph-rsid="00b17561" style:font-size-asian="12pt" style:font-weight-asian="normal" style:font-size-complex="12pt" style:font-weight-complex="normal"/>
    </style:style>
    <style:style style:name="P84" style:family="paragraph" style:parent-style-name="Standard">
      <style:text-properties fo:text-transform="capitalize" fo:color="#231f20" loext:opacity="100%" style:font-name="Liberation Serif1" fo:font-size="12pt" fo:letter-spacing="0.0083in" fo:font-style="normal" fo:font-weight="normal" officeooo:rsid="008e4f6f" officeooo:paragraph-rsid="00a53c65" style:font-size-asian="12pt" style:font-weight-asian="normal" style:font-size-complex="12pt" style:font-weight-complex="normal"/>
    </style:style>
    <style:style style:name="P85" style:family="paragraph" style:parent-style-name="Standard">
      <style:text-properties fo:text-transform="capitalize" fo:color="#231f20" loext:opacity="100%" style:font-name="Liberation Serif1" fo:font-size="12pt" fo:letter-spacing="0.0083in" fo:font-style="normal" fo:font-weight="normal" officeooo:rsid="00a4111d" officeooo:paragraph-rsid="00abb9ac" style:font-size-asian="12pt" style:font-weight-asian="normal" style:font-size-complex="12pt" style:font-weight-complex="normal"/>
    </style:style>
    <style:style style:name="P86" style:family="paragraph" style:parent-style-name="Standard">
      <style:text-properties fo:text-transform="capitalize" fo:color="#231f20" loext:opacity="100%" style:font-name="Liberation Serif1" fo:font-size="12pt" fo:letter-spacing="0.0083in" fo:font-style="normal" fo:font-weight="normal" officeooo:rsid="00a4111d" officeooo:paragraph-rsid="00b17561" style:font-size-asian="12pt" style:font-weight-asian="normal" style:font-size-complex="12pt" style:font-weight-complex="normal"/>
    </style:style>
    <style:style style:name="P87" style:family="paragraph" style:parent-style-name="Standard">
      <style:text-properties fo:text-transform="capitalize" fo:color="#231f20" loext:opacity="100%" style:font-name="Liberation Serif1" fo:font-size="12pt" fo:letter-spacing="0.0083in" fo:font-style="normal" fo:font-weight="normal" officeooo:rsid="00b44028" officeooo:paragraph-rsid="00b44028" style:font-size-asian="12pt" style:font-weight-asian="normal" style:font-size-complex="12pt" style:font-weight-complex="normal"/>
    </style:style>
    <style:style style:name="P88" style:family="paragraph" style:parent-style-name="Standard">
      <style:text-properties officeooo:rsid="009746ef" officeooo:paragraph-rsid="00b17561"/>
    </style:style>
    <style:style style:name="P89" style:family="paragraph" style:parent-style-name="Standard">
      <style:text-properties officeooo:rsid="0013e1e3" officeooo:paragraph-rsid="00b17561"/>
    </style:style>
    <style:style style:name="P90" style:family="paragraph" style:parent-style-name="Standard">
      <style:text-properties officeooo:rsid="0015e040" officeooo:paragraph-rsid="00b17561"/>
    </style:style>
    <style:style style:name="P91" style:family="paragraph" style:parent-style-name="Standard">
      <style:text-properties officeooo:rsid="001a0c8b" officeooo:paragraph-rsid="00b17561"/>
    </style:style>
    <style:style style:name="P92" style:family="paragraph" style:parent-style-name="Standard">
      <style:text-properties officeooo:rsid="00a4111d" officeooo:paragraph-rsid="00a35be3"/>
    </style:style>
    <style:style style:name="P93" style:family="paragraph" style:parent-style-name="Standard">
      <style:text-properties officeooo:rsid="009d22a2" officeooo:paragraph-rsid="009d22a2"/>
    </style:style>
    <style:style style:name="P94" style:family="paragraph" style:parent-style-name="Standard">
      <style:text-properties officeooo:rsid="00a53c65" officeooo:paragraph-rsid="00a53c65"/>
    </style:style>
    <style:style style:name="P95" style:family="paragraph" style:parent-style-name="Standard">
      <style:text-properties officeooo:rsid="008c2d9e" officeooo:paragraph-rsid="00a53c65"/>
    </style:style>
    <style:style style:name="P96" style:family="paragraph" style:parent-style-name="Standard">
      <style:text-properties officeooo:rsid="00806708" officeooo:paragraph-rsid="007d392c"/>
    </style:style>
    <style:style style:name="P97" style:family="paragraph" style:parent-style-name="Standard">
      <style:text-properties officeooo:rsid="008732f7" officeooo:paragraph-rsid="008732f7"/>
    </style:style>
    <style:style style:name="P98" style:family="paragraph" style:parent-style-name="Standard">
      <style:text-properties fo:font-size="22pt" fo:font-weight="normal" officeooo:rsid="006b9426" officeooo:paragraph-rsid="006b9426" style:font-size-asian="22pt" style:font-weight-asian="normal" style:font-size-complex="22pt" style:font-weight-complex="normal"/>
    </style:style>
    <style:style style:name="P99" style:family="paragraph" style:parent-style-name="Standard">
      <style:text-properties officeooo:rsid="00b44028" officeooo:paragraph-rsid="00b44028"/>
    </style:style>
    <style:style style:name="P100" style:family="paragraph" style:parent-style-name="Standard">
      <style:text-properties fo:font-size="15pt" fo:font-weight="normal" officeooo:rsid="006b9426" officeooo:paragraph-rsid="00b478d6" style:font-size-asian="15pt" style:font-weight-asian="normal" style:font-size-complex="15pt" style:font-weight-complex="normal"/>
    </style:style>
    <style:style style:name="T1" style:family="text">
      <style:text-properties officeooo:rsid="000ea179"/>
    </style:style>
    <style:style style:name="T2" style:family="text">
      <style:text-properties officeooo:rsid="00107566"/>
    </style:style>
    <style:style style:name="T3" style:family="text">
      <style:text-properties officeooo:rsid="00134d5a"/>
    </style:style>
    <style:style style:name="T4" style:family="text">
      <style:text-properties officeooo:rsid="00136b81"/>
    </style:style>
    <style:style style:name="T5" style:family="text">
      <style:text-properties officeooo:rsid="0013e1e3"/>
    </style:style>
    <style:style style:name="T6" style:family="text">
      <style:text-properties officeooo:rsid="0015d50a"/>
    </style:style>
    <style:style style:name="T7" style:family="text">
      <style:text-properties officeooo:rsid="0015e040"/>
    </style:style>
    <style:style style:name="T8" style:family="text">
      <style:text-properties officeooo:rsid="0018f1fe"/>
    </style:style>
    <style:style style:name="T9" style:family="text">
      <style:text-properties officeooo:rsid="001bfac7"/>
    </style:style>
    <style:style style:name="T10" style:family="text">
      <style:text-properties style:text-line-through-style="none" style:text-line-through-type="none"/>
    </style:style>
    <style:style style:name="T11" style:family="text">
      <style:text-properties style:text-line-through-style="none" style:text-line-through-type="none" officeooo:rsid="000ea179"/>
    </style:style>
    <style:style style:name="T12" style:family="text">
      <style:text-properties style:text-line-through-style="none" style:text-line-through-type="none" officeooo:rsid="00324055"/>
    </style:style>
    <style:style style:name="T13" style:family="text">
      <style:text-properties style:text-line-through-style="none" style:text-line-through-type="none" officeooo:rsid="00107566"/>
    </style:style>
    <style:style style:name="T14" style:family="text">
      <style:text-properties style:text-line-through-style="none" style:text-line-through-type="none" officeooo:rsid="00332835"/>
    </style:style>
    <style:style style:name="T15" style:family="text">
      <style:text-properties style:text-line-through-style="none" style:text-line-through-type="none" officeooo:rsid="0077e0a9"/>
    </style:style>
    <style:style style:name="T16" style:family="text">
      <style:text-properties style:text-line-through-style="none" style:text-line-through-type="none" officeooo:rsid="00136b81"/>
    </style:style>
    <style:style style:name="T17" style:family="text">
      <style:text-properties style:text-line-through-style="none" style:text-line-through-type="none" officeooo:rsid="00787859"/>
    </style:style>
    <style:style style:name="T18" style:family="text">
      <style:text-properties style:text-line-through-style="none" style:text-line-through-type="none" officeooo:rsid="008e0179"/>
    </style:style>
    <style:style style:name="T19" style:family="text">
      <style:text-properties officeooo:rsid="0037dfcd"/>
    </style:style>
    <style:style style:name="T20" style:family="text">
      <style:text-properties officeooo:rsid="003f521c"/>
    </style:style>
    <style:style style:name="T21" style:family="text">
      <style:text-properties officeooo:rsid="0047d6c8"/>
    </style:style>
    <style:style style:name="T22" style:family="text">
      <style:text-properties officeooo:rsid="0049da96"/>
    </style:style>
    <style:style style:name="T23" style:family="text">
      <style:text-properties officeooo:rsid="0053f1ca"/>
    </style:style>
    <style:style style:name="T24" style:family="text">
      <style:text-properties officeooo:rsid="0056545b"/>
    </style:style>
    <style:style style:name="T25" style:family="text">
      <style:text-properties officeooo:rsid="005845ff"/>
    </style:style>
    <style:style style:name="T26" style:family="text">
      <style:text-properties officeooo:rsid="005e44af"/>
    </style:style>
    <style:style style:name="T27" style:family="text">
      <style:text-properties officeooo:rsid="0061b280"/>
    </style:style>
    <style:style style:name="T28" style:family="text">
      <style:text-properties fo:font-variant="normal" fo:text-transform="none" fo:color="#ff8c00" loext:opacity="100%" style:font-name="Source Sans Pro" fo:font-size="12pt" fo:letter-spacing="normal" fo:font-style="normal" fo:font-weight="normal"/>
    </style:style>
    <style:style style:name="T29" style:family="text">
      <style:text-properties fo:font-variant="normal" fo:text-transform="none" fo:color="#333333" loext:opacity="100%" style:font-name="Tahoma1" fo:font-size="7.80000019073486pt" fo:letter-spacing="normal" fo:font-style="normal" fo:font-weight="normal"/>
    </style:style>
    <style:style style:name="T30" style:family="text">
      <style:text-properties fo:font-variant="normal" fo:text-transform="none" fo:color="#0862ae" loext:opacity="100%" style:text-line-through-style="none" style:text-line-through-type="none" style:font-name="apple-system" fo:font-size="10.8000001907349pt" fo:letter-spacing="normal" fo:font-style="normal" style:text-underline-style="none" fo:font-weight="normal" style:text-blinking="false" fo:background-color="#ffffff" loext:char-shading-value="0"/>
    </style:style>
    <style:style style:name="T31" style:family="text">
      <style:text-properties fo:font-variant="normal" fo:text-transform="none" fo:color="#0862ae" loext:opacity="100%" style:font-name="apple-system" fo:font-size="10.8000001907349pt" fo:letter-spacing="normal" fo:font-style="normal" style:text-underline-style="solid" style:text-underline-width="auto" style:text-underline-color="font-color" fo:font-weight="normal" fo:background-color="#ffffff" loext:char-shading-value="0" loext:padding="0in" loext:border="none"/>
    </style:style>
    <style:style style:name="T32" style:family="text">
      <style:text-properties officeooo:rsid="0064ceba"/>
    </style:style>
    <style:style style:name="T33" style:family="text">
      <style:text-properties fo:text-transform="capitalize" fo:color="#231f20" loext:opacity="100%" fo:letter-spacing="0.0083in" fo:font-style="normal"/>
    </style:style>
    <style:style style:name="T34" style:family="text">
      <style:text-properties fo:text-transform="capitalize" fo:color="#231f20" loext:opacity="100%" fo:letter-spacing="0.0083in" fo:font-style="normal" officeooo:rsid="0070a908"/>
    </style:style>
    <style:style style:name="T35" style:family="text">
      <style:text-properties fo:text-transform="capitalize" fo:color="#231f20" loext:opacity="100%" fo:letter-spacing="0.0083in" fo:font-style="normal" officeooo:rsid="007c580b"/>
    </style:style>
    <style:style style:name="T36" style:family="text">
      <style:text-properties fo:text-transform="capitalize" fo:color="#231f20" loext:opacity="100%" fo:letter-spacing="0.0083in" fo:font-style="normal" officeooo:rsid="00ab35e3"/>
    </style:style>
    <style:style style:name="T37" style:family="text">
      <style:text-properties fo:text-transform="capitalize" fo:color="#231f20" loext:opacity="100%" style:font-name="Liberation Serif1" fo:font-size="12pt" fo:letter-spacing="0.0083in" fo:font-style="normal" fo:font-weight="normal" style:font-size-asian="12pt" style:font-weight-asian="normal" style:font-size-complex="12pt" style:font-weight-complex="normal"/>
    </style:style>
    <style:style style:name="T38" style:family="text">
      <style:text-properties fo:text-transform="capitalize" fo:color="#231f20" loext:opacity="100%" style:font-name="Liberation Serif1" fo:font-size="12pt" fo:letter-spacing="0.0083in" fo:font-style="normal" fo:font-weight="normal" officeooo:rsid="00845b77" style:font-size-asian="12pt" style:font-weight-asian="normal" style:font-size-complex="12pt" style:font-weight-complex="normal"/>
    </style:style>
    <style:style style:name="T39" style:family="text">
      <style:text-properties fo:text-transform="capitalize" fo:color="#231f20" loext:opacity="100%" style:font-name="Liberation Serif1" fo:font-size="12pt" fo:letter-spacing="0.0083in" fo:font-style="normal" fo:font-weight="normal" officeooo:rsid="00107566" style:font-size-asian="12pt" style:font-weight-asian="normal" style:font-size-complex="12pt" style:font-weight-complex="normal"/>
    </style:style>
    <style:style style:name="T40" style:family="text">
      <style:text-properties fo:text-transform="capitalize" fo:color="#231f20" loext:opacity="100%" style:font-name="Liberation Serif1" fo:font-size="12pt" fo:letter-spacing="0.0083in" fo:font-style="normal" fo:font-weight="normal" officeooo:rsid="00136b81" style:font-size-asian="12pt" style:font-weight-asian="normal" style:font-size-complex="12pt" style:font-weight-complex="normal"/>
    </style:style>
    <style:style style:name="T41" style:family="text">
      <style:text-properties fo:text-transform="capitalize" fo:color="#231f20" loext:opacity="100%" style:font-name="Liberation Serif1" fo:font-size="12pt" fo:letter-spacing="0.0083in" fo:font-style="normal" fo:font-weight="normal" officeooo:rsid="003c3fc8" style:font-size-asian="12pt" style:font-weight-asian="normal" style:font-size-complex="12pt" style:font-weight-complex="normal"/>
    </style:style>
    <style:style style:name="T42" style:family="text">
      <style:text-properties fo:text-transform="capitalize" fo:color="#231f20" loext:opacity="100%" style:font-name="Liberation Serif1" fo:font-size="12pt" fo:letter-spacing="0.0083in" fo:font-style="normal" fo:font-weight="normal" officeooo:rsid="0047d6c8" style:font-size-asian="12pt" style:font-weight-asian="normal" style:font-size-complex="12pt" style:font-weight-complex="normal"/>
    </style:style>
    <style:style style:name="T43" style:family="text">
      <style:text-properties fo:text-transform="capitalize" fo:color="#231f20" loext:opacity="100%" style:font-name="Liberation Serif1" fo:font-size="12pt" fo:letter-spacing="0.0083in" fo:font-style="normal" fo:font-weight="normal" officeooo:rsid="00ab35e3" style:font-size-asian="12pt" style:font-weight-asian="normal" style:font-size-complex="12pt" style:font-weight-complex="normal"/>
    </style:style>
    <style:style style:name="T44" style:family="text">
      <style:text-properties fo:text-transform="capitalize" fo:color="#231f20" loext:opacity="100%" style:font-name="Liberation Serif1" fo:font-size="12pt" fo:letter-spacing="0.0083in" fo:font-style="normal" fo:font-weight="normal" officeooo:rsid="00abb9ac" style:font-size-asian="12pt" style:font-weight-asian="normal" style:font-size-complex="12pt" style:font-weight-complex="normal"/>
    </style:style>
    <style:style style:name="T45" style:family="text">
      <style:text-properties officeooo:rsid="006d8d6e"/>
    </style:style>
    <style:style style:name="T46" style:family="text">
      <style:text-properties officeooo:rsid="0074936d"/>
    </style:style>
    <style:style style:name="T47" style:family="text">
      <style:text-properties officeooo:rsid="00757a9a"/>
    </style:style>
    <style:style style:name="T48" style:family="text">
      <style:text-properties officeooo:rsid="00768dc9"/>
    </style:style>
    <style:style style:name="T49" style:family="text">
      <style:text-properties officeooo:rsid="0077e0a9"/>
    </style:style>
    <style:style style:name="T50" style:family="text">
      <style:text-properties officeooo:rsid="00787859"/>
    </style:style>
    <style:style style:name="T51" style:family="text">
      <style:text-properties officeooo:rsid="0079e2aa"/>
    </style:style>
    <style:style style:name="T52" style:family="text">
      <style:text-properties officeooo:rsid="009746ef"/>
    </style:style>
    <style:style style:name="T53" style:family="text">
      <style:text-properties officeooo:rsid="0098e5f0"/>
    </style:style>
    <style:style style:name="T54" style:family="text">
      <style:text-properties officeooo:rsid="0099d904"/>
    </style:style>
    <style:style style:name="T55" style:family="text">
      <style:text-properties officeooo:rsid="009bbe2a"/>
    </style:style>
    <style:style style:name="T56" style:family="text">
      <style:text-properties officeooo:rsid="009e601c"/>
    </style:style>
    <style:style style:name="T57" style:family="text">
      <style:text-properties officeooo:rsid="009f7f5f"/>
    </style:style>
    <style:style style:name="T58" style:family="text">
      <style:text-properties officeooo:rsid="003c3fc8"/>
    </style:style>
    <style:style style:name="T59" style:family="text">
      <style:text-properties officeooo:rsid="00a6889d"/>
    </style:style>
    <style:style style:name="T60" style:family="text">
      <style:text-properties officeooo:rsid="007dcb5b"/>
    </style:style>
    <style:style style:name="T61" style:family="text">
      <style:text-properties officeooo:rsid="007f8411"/>
    </style:style>
    <style:style style:name="T62" style:family="text">
      <style:text-properties officeooo:rsid="00ab35e3"/>
    </style:style>
    <style:style style:name="T63" style:family="text">
      <style:text-properties officeooo:rsid="00abb9ac"/>
    </style:style>
    <style:style style:name="T64" style:family="text">
      <style:text-properties officeooo:rsid="00afa7f6"/>
    </style:style>
    <style:style style:name="T65" style:family="text">
      <style:text-properties officeooo:rsid="00b44028"/>
    </style:style>
    <style:style style:name="T66" style:family="text">
      <style:text-properties officeooo:rsid="00b5bd8f"/>
    </style:style>
    <style:style style:name="T67" style:family="text">
      <style:text-properties officeooo:rsid="00b704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DEBASIS SIR </text:span>SHOPPING LIST <text:span text:style-name="T3">PANDHOA, </text:span>JAHANGIRNAGAR UNIVERSITY AREA</text:p>
      <text:p text:style-name="P2">----------------------------------------------------------------------------------------------------------------</text:p>
      <text:p text:style-name="P4">[যেটা বুঝবে না আমাকে ফোন দিয়ে ভালোভাবে নিশ্চিত হবার পর মালামাল পাঠাবে, কাউন্টারে যাবার আগে ভালোভাবে আবার চেইক করবে। কোন প্রোডাক্ট যেন ওলোট পালট না হয়]</text:p>
      <text:p text:style-name="P5">[ফোন অর্ডার করলে আমি ওখানে নাই এই জন্য কেউ যেন অসততা বা বিরক্তি প্রকাশ না করে। ]</text:p>
      <text:p text:style-name="P3"/>
      <text:p text:style-name="Standard">Fish &amp; Meat</text:p>
      <text:p text:style-name="Standard">…………………………………………………………... </text:p>
      <text:p text:style-name="Standard"><text:span text:style-name="T47">1. </text:span>Rui Deshi (P)-2.1 To 2.5 Kg (Per Kg) 345 TAKA</text:p>
      <text:p text:style-name="Standard"><text:span text:style-name="T48">2. </text:span>Sarputi Deshi (5-8pcs) Kg 290 TAKA</text:p>
      <text:p text:style-name="Standard"><text:span text:style-name="T48">3. </text:span>Pabda Medium (30-40 PCs/ Kg)(Per Kg) 360 TAKA</text:p>
      <text:p text:style-name="P33"><text:span text:style-name="T48">4. </text:span>RED MEAT FOR SEROTONIN</text:p>
      <text:p text:style-name="Standard"/>
      <text:p text:style-name="Standard">Fruits &amp; vegetables</text:p>
      <text:p text:style-name="Standard">…………………………………………………………………...</text:p>
      <text:p text:style-name="Standard">1. GREEN PAPAYA (4 KG) 160 TAKA</text:p>
      <text:p text:style-name="Standard"><text:span text:style-name="T48">2. </text:span>MINT LEAF (500 GM) 70 TAKA</text:p>
      <text:p text:style-name="Standard"><text:span text:style-name="T48">3. </text:span>MISTI KUMRA (4 KG) 100 TAKA</text:p>
      <text:p text:style-name="Standard"><text:span text:style-name="T48">4. </text:span>TOMATO ROUND LOCAL (1 KG) 75 TAKA</text:p>
      <text:p text:style-name="Standard"><text:span text:style-name="T48">5. </text:span>Green Banana (Kacha Kola) Pcs* 10 PCS *9 = 90 TAKA</text:p>
      <text:p text:style-name="Standard"><text:span text:style-name="T48">6. </text:span>Mango (Harivanga)</text:p>
      <text:p text:style-name="Standard"><text:span text:style-name="T48">7. </text:span>GUAVA</text:p>
      <text:p text:style-name="Standard"><text:span text:style-name="T48">8. </text:span>AVOCADO (2 PCS)</text:p>
      <text:p text:style-name="Standard"><text:span text:style-name="T48">9. </text:span>Sweet Potato (Mishty Aloo) Kg* 55 TAKA</text:p>
      <text:p text:style-name="Standard"><text:span text:style-name="T48">10.</text:span>PINEAPPLES</text:p>
      <text:p text:style-name="P37">11. <text:s/>NUTS &amp; PUMPKIN SEEDS</text:p>
      <text:p text:style-name="P37">12.<text:span text:style-name="T10"> </text:span><text:span text:style-name="T13">LEMON KAGZI (25 PCS) 100 TAKA</text:span></text:p>
      <text:p text:style-name="P37"><text:span text:style-name="T10">13. </text:span><text:span text:style-name="T14">MALTA</text:span></text:p>
      <text:p text:style-name="P39"><text:span text:style-name="T15">14. </text:span><text:span text:style-name="T11">CAPSICUM 500 MG 110 TAKA </text:span></text:p>
      <text:p text:style-name="P39"><text:span text:style-name="T49">15. </text:span><text:span text:style-name="T1">CHINA CARROT (1 KG) 110 TAKA</text:span></text:p>
      <text:p text:style-name="P38"><text:span text:style-name="T15">16. </text:span><text:span text:style-name="T11">CUCUMBER (2KG) 120 TAKA</text:span></text:p>
      <text:p text:style-name="P40"><text:span text:style-name="T11">1</text:span><text:span text:style-name="T10">7. </text:span><text:span text:style-name="T12">APPLE GALA PER KG</text:span></text:p>
      <text:p text:style-name="P31"/>
      <text:p text:style-name="P27">Cooking Essentials</text:p>
      <text:p text:style-name="P27">………………………………….. </text:p>
      <text:p text:style-name="P36"><text:span text:style-name="T46">1. </text:span><text:span text:style-name="T20">BASMATI/</text:span><text:span text:style-name="T22">BROWN RICE</text:span><text:span text:style-name="T2"> Premium Rice Loose (Kg) </text:span><text:span text:style-name="T4">(৫ কেজি করে </text:span><text:span text:style-name="T7">পাঁচটা</text:span><text:span text:style-name="T4"> আলাদা <text:s/>প্লাস্টিক ব্যাগে দিবা)</text:span></text:p>
      <text:p text:style-name="P36"><text:span text:style-name="T46">2. </text:span>Teer Whole Wheat Atta 2 Kg <text:span text:style-name="T21">88 TAKA</text:span></text:p>
      <text:p text:style-name="P27"><text:span text:style-name="T46">3. </text:span>Bashundhara Brown Atta 1kg</text:p>
      <text:p text:style-name="P42"><text:span text:style-name="T49">4. </text:span>Quaker Oats Poly Pack 500±50g* 251.75 TAKA</text:p>
      <text:p text:style-name="P28"><text:span text:style-name="T49">5. </text:span><text:span text:style-name="T1">ADA IMPORTED LOOSE (0.5 KG) 100 TAKA</text:span></text:p>
      <text:p text:style-name="P39"><text:span text:style-name="T49">6. </text:span><text:span text:style-name="T2">MASHUR DAL LOOSE (4 KG) 340 TAKA</text:span></text:p>
      <text:p text:style-name="P39"><text:span text:style-name="T49">7. </text:span><text:span text:style-name="T2">RADHUNI CUMIN 100 GM (2 </text:span><text:span text:style-name="T4">PCS</text:span><text:span text:style-name="T2">) 160 TAKA</text:span></text:p>
      <text:p text:style-name="P28"><text:span text:style-name="T49">8. </text:span><text:span text:style-name="T2">RADHUNI TURMERIC 100 GM (2 </text:span><text:span text:style-name="T4">PCS</text:span><text:span text:style-name="T2">) 100 TAKA</text:span></text:p>
      <text:p text:style-name="P39"><text:span text:style-name="T49">9. </text:span><text:span text:style-name="T2">SHWAPNO ELACHI (CARDAMOM) 25 GM (1 </text:span><text:span text:style-name="T4">PCS</text:span><text:span text:style-name="T2">) 135 TAKA</text:span></text:p>
      <text:p text:style-name="P28"><text:span text:style-name="T49">10. </text:span><text:span text:style-name="T2">SHWAPNO JEERA CUMIN 100 GM (1 </text:span><text:span text:style-name="T4">PCS</text:span><text:span text:style-name="T2">) 70 TAKA</text:span></text:p>
      <text:p text:style-name="P28"><text:span text:style-name="T49">11. </text:span><text:span text:style-name="T1">FRESH SUPER PREMIUM SALT 1 KG (2 </text:span><text:span text:style-name="T4">PCS</text:span><text:span text:style-name="T1">) 64 TAKA</text:span></text:p>
      <text:p text:style-name="P28"><text:span text:style-name="T49">12. </text:span>Trust Organic Crystal Rock Pink Sal<text:span text:style-name="T19">T </text:span>500 gm ৳ 409</text:p>
      <text:p text:style-name="P28"><text:soft-page-break/><text:span text:style-name="T49">13. </text:span><text:span text:style-name="T1">HAIKO KHABAR SODA 200 GM (</text:span><text:span text:style-name="T2">2 </text:span><text:span text:style-name="T4">PCS</text:span><text:span text:style-name="T1">) <text:s/></text:span><text:span text:style-name="T2">100 TAKA</text:span></text:p>
      <text:p text:style-name="P40">14. <text:span text:style-name="T18">RS </text:span><text:span text:style-name="T12">SUNFLOWER OIL 1 LTR </text:span><text:span text:style-name="T18">399 taka</text:span></text:p>
      <text:p text:style-name="P41"><text:span text:style-name="T17">15. </text:span><text:span text:style-name="T13">LACYS SANDWICH ZIPBAG 50 BAGS (1 </text:span><text:span text:style-name="T16">PCS</text:span><text:span text:style-name="T13">) 295 TAKA</text:span></text:p>
      <text:p text:style-name="P52"><text:span text:style-name="T13">1</text:span><text:span text:style-name="T10">3. Bragg Organic AppleCiderVinegar 473ml (US)^ 450 Taka</text:span></text:p>
      <text:p text:style-name="P28"/>
      <text:p text:style-name="P40">Milk &amp; Dairy Products</text:p>
      <text:p text:style-name="P40">………………………………………..</text:p>
      <text:p text:style-name="P39"><text:span text:style-name="T5">1. </text:span><text:span text:style-name="T11">AARONG GHEE 200 GM (1 </text:span><text:span text:style-name="T16">PCS</text:span><text:span text:style-name="T11">) 300 TAKA</text:span></text:p>
      <text:p text:style-name="P40"><text:span text:style-name="T5">2. </text:span><text:span text:style-name="T1">AARONG WHITE CURD 500GM (3 </text:span><text:span text:style-name="T4">PCS</text:span><text:span text:style-name="T1">) 270 TAKA</text:span></text:p>
      <text:p text:style-name="P53">3. Aarong Full Cream Liquid UHT Milk 500ml 45 Taka</text:p>
      <text:p text:style-name="P40"/>
      <text:p text:style-name="P40">Drinks:</text:p>
      <text:p text:style-name="P40">………………………………………….</text:p>
      <text:p text:style-name="P34"><text:span text:style-name="T49">1. </text:span>Mac Coffee Original 50 Gm (Pouch)</text:p>
      <text:p text:style-name="P28"/>
      <text:p text:style-name="P40">Personal Care</text:p>
      <text:p text:style-name="P40">……………………………………..</text:p>
      <text:p text:style-name="P3"><text:span text:style-name="T51">1. </text:span><text:span text:style-name="T1">DETTOL HANDWASH REENERGIZE LIQUID SOAP REFILL (1 </text:span><text:span text:style-name="T4">PCS</text:span><text:span text:style-name="T1">) 65</text:span></text:p>
      <text:p text:style-name="P3"><text:span text:style-name="T51">2. </text:span><text:span text:style-name="T1">DETTOL SOAP 125 GM SKIN CARE (2 </text:span><text:span text:style-name="T4">PCS</text:span><text:span text:style-name="T1">) 124</text:span></text:p>
      <text:p text:style-name="P3"/>
      <text:p text:style-name="P32"><text:s/><text:span text:style-name="T50">Home Care &amp; Cleaning:</text:span></text:p>
      <text:p text:style-name="P32">………………………………………</text:p>
      <text:p text:style-name="P35"><text:span text:style-name="T50">1. </text:span><text:span text:style-name="T1">DETTOL ANTISEPTIC DISINFECT 500 ML (1 </text:span><text:span text:style-name="T4">PCS</text:span><text:span text:style-name="T1">) 165</text:span></text:p>
      <text:p text:style-name="P43"><text:span text:style-name="T50">2. </text:span><text:span text:style-name="T2">RIN POWDER BRIGHT DETERGENT POWDER 1 KG (1 </text:span><text:span text:style-name="T4">PCS</text:span><text:span text:style-name="T2">) 120 TAKA</text:span></text:p>
      <text:p text:style-name="P43"><text:span text:style-name="T50">3. </text:span><text:span text:style-name="T2">TIBET 570 SOAP 130 GM (2 </text:span><text:span text:style-name="T4">PCS</text:span><text:span text:style-name="T2">) 36 TAKA</text:span></text:p>
      <text:p text:style-name="P44"><text:span text:style-name="T50">4. </text:span><text:span text:style-name="T2">VIM DISHWASHING LIQUID 500 ML BOTTLE (1 </text:span><text:span text:style-name="T4">PCS</text:span><text:span text:style-name="T2">) 84 TAKA</text:span></text:p>
      <text:p text:style-name="P43"><text:span text:style-name="T50">5. </text:span><text:span text:style-name="T1">DOMEX TOILET CLEANER POWDER 250 GM (2 </text:span><text:span text:style-name="T4">PCS</text:span><text:span text:style-name="T1">) 70 TAKA</text:span></text:p>
      <text:p text:style-name="P43"><text:span text:style-name="T50">6. </text:span><text:span text:style-name="T1">BOSHUNDHARA TOILET TISSUE GOLD (4 </text:span><text:span text:style-name="T4">PCS</text:span><text:span text:style-name="T1">) 100 TAKA</text:span></text:p>
      <text:p text:style-name="P43"><text:span text:style-name="T50">7. </text:span><text:span text:style-name="T2">SUNLIGHT HEAVY DUTY AA BATTERY (2 </text:span><text:span text:style-name="T4">PCS</text:span><text:span text:style-name="T2">) 30 TAKA</text:span></text:p>
      <text:p text:style-name="P43"/>
      <text:p text:style-name="P43"/>
      <text:p text:style-name="P4">নির্দেশনা: </text:p>
      <text:p text:style-name="P4">……………………………………..</text:p>
      <text:p text:style-name="P4">1. সব ক্যেমিকাল প্রোডাক্ট আলাদা ব্যাগে সাবধানতার সাথে দিবে।</text:p>
      <text:p text:style-name="P4">2. ডিম ছাড়া <text:s/>ফ্রেশ কাতলা মাছ ম্যানেজার দাড়িয়ে থেকে পরিস্কারভাবে কেটে দিবে। তানা হলে কর্মচারীিরা মাছ এর টুকরা কাটতে কাটতে নিচে ফ্লোরে ফেলে সেই মাছ ব্যাগে ভরে। এইটা যেন না হয়। পরিস্কারভাবে ছোট ছোট মাছ এবং মাথার টুকরা হবে। মাছ কাটা শেষ হলে বাইরে ফেলে রাখবে না ডেলিভঅরি হবার আগ পর্যন্ত ডিপ ফ্রিজে রেখে দিবে। <text:span text:style-name="T7">মাছ ও মাছের মাথা একদম ছোট ছোট পিচ হবে। মাছগুলো ট্রিপল ব্যাগে ভালো করে মুখ ছিল করে সাবধানতার সাথে হোম ডেলিভারি করবে তানাহলে ব্যাগের ভিতর এর মাছের রক্ত বাইরে বের </text:span><text:span text:style-name="T8">হ</text:span><text:span text:style-name="T7">য়ে যায়।</text:span></text:p>
      <text:p text:style-name="P4">৩. চাল যেন বাজারের বড় বেগে <text:span text:style-name="T8">২৫</text:span> কেজি একসাথে না দেয়, আলাদা আলাদা ৫ কেজি করে প্লাস্টিক এর ব্যাগে দিবে।</text:p>
      <text:p text:style-name="P4">৪. দই এর বক্সগুলা একটা বড় পলিতে দিবে । উৎপাদনের ডেইট যেন <text:span text:style-name="T6">আজকে হয়।</text:span></text:p>
      <text:p text:style-name="P5">৫. আজকের আসা ফ্রেশ টাটকা সব্জি বাছাই করে দিবে। <text:span text:style-name="T9">সব্জির গায়ে যেন কাটা ফাটা চেরা না থাকে।</text:span></text:p>
      <text:p text:style-name="P5">৬. ডেলিভারি বয় যেন <text:span text:style-name="T8">হোম ডেলিভারি করতে এসে</text:span> বিরক্তি না দেখায়।</text:p>
      <text:p text:style-name="P6">৭. করোনা ভাইরাস সাবধানতা মেনে সব প্রোডাক্ট দিবে। হোম ডেলিভারির সময় ব্যাগগুলো ডিসইনফেক্ট স্প্রে ভালোভাবে করবে।</text:p>
      <text:p text:style-name="P7">৮. পঁচা আদা যেন না দেয়।</text:p>
      <text:p text:style-name="P7"><text:soft-page-break/></text:p>
      <text:p text:style-name="P7"/>
      <text:p text:style-name="P20">drugs:</text:p>
      <text:p text:style-name="P20">……………………….</text:p>
      <text:p text:style-name="P20">1. BEXTRAM GOLD BY BEXIMCO 300 TAKA</text:p>
      <text:p text:style-name="P7"/>
      <text:p text:style-name="P10">PLANTS SHOPPING:</text:p>
      <text:p text:style-name="P10">………………………………………...</text:p>
      <text:p text:style-name="P10">1. ASPARAGUS FERN</text:p>
      <text:p text:style-name="P10">2. ENGLISH IVY</text:p>
      <text:p text:style-name="P10">3. HEART_LEAF PHILODENDRON</text:p>
      <text:p text:style-name="P10">4. PEACE LILY</text:p>
      <text:p text:style-name="P10">5. SPIDER PLANT</text:p>
      <text:p text:style-name="P48"/>
      <text:p text:style-name="P48"/>
      <text:p text:style-name="P8"><text:s/><text:span text:style-name="T23">ELECTRONICS:</text:span></text:p>
      <text:p text:style-name="P8">……………………………………………...</text:p>
      <text:p text:style-name="P17"><text:span text:style-name="T23">1. </text:span><text:span text:style-name="T28">Philips Induction Cooker  </text:span><text:span text:style-name="T29">HD 4938</text:span><text:span text:style-name="T28"> </text:span></text:p>
      <text:p text:style-name="P9">2. DELI CUTTING KNIEF</text:p>
      <text:p text:style-name="P9">3. DELLI SCISSOR</text:p>
      <text:p text:style-name="P9">4. SHAVING FOAM</text:p>
      <text:p text:style-name="P9">5. COMPOST SOIL</text:p>
      <text:p text:style-name="P9">6. HANGING PLANT POT</text:p>
      <text:p text:style-name="P9">7. WATER FILTER</text:p>
      <text:p text:style-name="P9">8. FLOOR CLEANING MOP</text:p>
      <text:p text:style-name="P9">9. SENSODYNE TOOTHBRUSH</text:p>
      <text:p text:style-name="P9">10. TRASH BAG</text:p>
      <text:p text:style-name="P9">11. MASK, HAND SANITIGER, HAND RUB</text:p>
      <text:p text:style-name="P9">12. HOUSEHOLD GLOVES</text:p>
      <text:p text:style-name="P9">13. WALTON LED BULB (RANDONU, ENGIE LED BULB)</text:p>
      <text:p text:style-name="P9"><text:a xlink:type="simple" xlink:href="https://waltonbd.com/led-light/rainbow-series/led-rainbow-bulb/wled-rb3we-27-green" text:style-name="Internet_20_link" text:visited-style-name="Visited_20_Internet_20_Link"><text:span text:style-name="T30">WLED-RB3WE27 (GREEN)</text:span></text:a> </text:p>
      <text:p text:style-name="P9"><text:a xlink:type="simple" xlink:href="https://waltonbd.com/led-light/rainbow-series/led-rainbow-bulb/wled-rb3we27-blue" text:style-name="Internet_20_link" text:visited-style-name="Visited_20_Internet_20_Link"><text:span text:style-name="T30">WLED-RB3WE27 (BLUE)</text:span></text:a> </text:p>
      <text:p text:style-name="P9"><text:a xlink:type="simple" xlink:href="https://waltonbd.com/led-light/rainbow-series/led-rainbow-bulb/wled-rb3we27-pink" text:style-name="Internet_20_link" text:visited-style-name="Visited_20_Internet_20_Link"><text:span text:style-name="T31">WLED-RB3WE27 (PINK)</text:span></text:a> </text:p>
      <text:p text:style-name="P9">14. MULTIPLUG</text:p>
      <text:p text:style-name="P10">15. SPRARY PIPE</text:p>
      <text:p text:style-name="P10">16. <text:span text:style-name="T24">GILLETTE SERIES GEL SENSITIVE 200 ML</text:span></text:p>
      <text:p text:style-name="P11">17. NIVEA DEODORANT FRESH ACTIVE MEN 150 ML</text:p>
      <text:p text:style-name="P11">18. COST TAPE</text:p>
      <text:p text:style-name="P11">19. <text:span text:style-name="T25">A4TECH OP62OD 2X CLICK OPTICAL</text:span>MOUSE, MOUSE PAD, WINDOWS 11 DVD</text:p>
      <text:p text:style-name="P11">20. AIRTIGHT FOOD BOX</text:p>
      <text:p text:style-name="P11">21. HAIR CUTTING</text:p>
      <text:p text:style-name="P11">22. ZIMAX AZITHROMYCIN 500 7 PCS</text:p>
      <text:p text:style-name="P11">23. CLOTH HANGING ROPE 10 YEARD</text:p>
      <text:p text:style-name="P11">24. MINIHAND TOWEL</text:p>
      <text:p text:style-name="P11">25. JET DETERGENT POWDER 200 GM</text:p>
      <text:p text:style-name="P11">26. LONG CURTAINS 4 PCS</text:p>
      <text:p text:style-name="P11">27. HOT FOOD TRAY 5 PCS</text:p>
      <text:p text:style-name="P11">28. BATHROOM SHELF ORGANIZER STORAGE RACK 4 STEPS 2 PCS</text:p>
      <text:p text:style-name="P11"><text:soft-page-break/>29. <text:s/><text:span text:style-name="T25">SAHEED SUHRAWARDY MEDICLE COLLEGE &amp; HOSPITAL</text:span></text:p>
      <text:p text:style-name="P12">30. FEXO 180</text:p>
      <text:p text:style-name="P12">31. BOX 8 PCS</text:p>
      <text:p text:style-name="P12">32. DISHWASH STEEL SCURER 2 PCS</text:p>
      <text:p text:style-name="P12">33. LACYS SANDWICH ZIPBAG <text:s/>(50 BAGS)</text:p>
      <text:p text:style-name="P15">34. UNDER PANTS 4 PCS</text:p>
      <text:p text:style-name="P15">35. EAR BUD, TOOTH FLUSH</text:p>
      <text:p text:style-name="P15">36. SANDLE</text:p>
      <text:p text:style-name="P15">37. <text:span text:style-name="T27">বড় গামলা ২টা</text:span></text:p>
      <text:p text:style-name="P16">38. বড় বালতি 1 টা</text:p>
      <text:p text:style-name="P16">39. এক সেট কোর্ট, পাঞ্জাবি, প্যান্ট, জুতা, চশমা</text:p>
      <text:p text:style-name="P16">40. RICE COOKING POT</text:p>
      <text:p text:style-name="P16">41. COOKING SPOON</text:p>
      <text:p text:style-name="P16">42. <text:span text:style-name="T32">4 YEARD POLITHIN</text:span></text:p>
      <text:p text:style-name="P18">43. MIRROR</text:p>
      <text:p text:style-name="P19">44. RITI BALLON</text:p>
      <text:p text:style-name="P19">45. BED, BED COVER, TOSOK</text:p>
      <text:p text:style-name="P12"/>
      <text:p text:style-name="P12"/>
      <text:p text:style-name="P12">OTHERS</text:p>
      <text:p text:style-name="P12">1. ELECTRICITY BILL 1250 TAKA</text:p>
      <text:p text:style-name="P12">2. TELETALK INTERNET BILL 800 TAKA</text:p>
      <text:p text:style-name="P12">3. LPG BILL 1200 TAKA</text:p>
      <text:p text:style-name="P13">4. TRANSPORT 300 TAKA</text:p>
      <text:p text:style-name="P14">5. HOUSE RENT 9676 TAKA</text:p>
      <text:p text:style-name="P14">6. POSTPAID PHONE BILL 2<text:span text:style-name="T26">88</text:span> TAKA</text:p>
      <text:p text:style-name="P14"/>
      <text:p text:style-name="P14"/>
      <text:p text:style-name="P14"/>
      <text:p text:style-name="P14"/>
      <text:p text:style-name="P14"/>
      <text:p text:style-name="P14"/>
      <text:p text:style-name="P14"/>
      <text:p text:style-name="P14"/>
      <text:p text:style-name="P14"/>
      <text:p text:style-name="P14"/>
      <text:p text:style-name="P22"/>
      <text:p text:style-name="P22"/>
      <text:p text:style-name="P22"/>
      <text:p text:style-name="P22"/>
      <text:p text:style-name="P22"/>
      <text:p text:style-name="P22"/>
      <text:p text:style-name="P22"/>
      <text:p text:style-name="P100"><text:soft-page-break/>DEBASIS SIR SHOPPING LIST 1ST AUGUST 2021</text:p>
      <text:p text:style-name="P100"><text:span text:style-name="T54">জাহাঙ্গীরনগর ইউনিভার্সিটি পানধোয়া এরিয়া, </text:span><text:span text:style-name="T55">ফোন: 01787-690704</text:span><text:span text:style-name="T65">বিশমাইল, গোকুলনগর রোড, পানধোয়া বাজার</text:span></text:p>
      <text:p text:style-name="P21">……………………………………………………………………………………………………….</text:p>
      <text:p text:style-name="P54">নির্দেশনা: <text:span text:style-name="T5">[যেটা বুঝবে না আমাকে ফোন দিয়ে ভালোভাবে নিশ্চিত হবার পর মালামাল পাঠাবে, কাউন্টারে যাবার আগে ভালোভাবে আবার চেইক করবে। কোন প্রোডাক্ট যেন ওলোট পালট না হয়]</text:span></text:p>
      <text:p text:style-name="P92"><text:span text:style-name="T37"/></text:p>
      <text:p text:style-name="P21"/>
      <text:p text:style-name="Standard">FISH &amp; MEAT</text:p>
      <text:p text:style-name="Standard">…………………………………………………………………………………………...</text:p>
      <text:p text:style-name="Standard">1. Beef Premium Cube <text:s text:c="3"/><text:span text:style-name="T66">1.5</text:span> KG <text:s text:c="12"/><text:span text:style-name="T62">[</text:span>838.5 TAKA<text:span text:style-name="T62">]</text:span></text:p>
      <text:p text:style-name="P50"><text:span text:style-name="T56">2.</text:span> OX Liver &amp; Heart Mix (Kolija) 0.5 kg <text:s text:c="5"/><text:span text:style-name="T62">[</text:span>300 Taka<text:span text:style-name="T62">]</text:span></text:p>
      <text:p text:style-name="P55"><text:span text:style-name="T56">3</text:span>. Broiler Chicken (Without Skin) 2 PCS <text:s text:c="8"/><text:span text:style-name="T62">[</text:span>PER KG/199 TAKA 2.5 KG <text:span text:style-name="T57">550</text:span> TAKA<text:span text:style-name="T62">]</text:span></text:p>
      <text:p text:style-name="P51"><text:span text:style-name="T56">4</text:span>. Rui Deshi (P)-2.1 To 2.5 Kg <text:s/><text:span text:style-name="T62">[</text:span>3 PCS<text:span text:style-name="T62">]</text:span> <text:s text:c="8"/><text:span text:style-name="T62">[</text:span>PER KG/335 TAKA <text:span text:style-name="T57">7</text:span> KG 2<text:span text:style-name="T57">345</text:span> TAKA<text:span text:style-name="T62">]</text:span></text:p>
      <text:p text:style-name="Standard"/>
      <text:p text:style-name="Standard"/>
      <text:p text:style-name="Standard">FRUITS &amp; VEGETABLES</text:p>
      <text:p text:style-name="Standard">………………………………………………………………………...</text:p>
      <text:p text:style-name="Standard">1. Apple Golden Delicious (Green Apple) 1 Kg <text:s text:c="3"/><text:span text:style-name="T62">[</text:span>195 TAKA<text:span text:style-name="T62">]</text:span></text:p>
      <text:p text:style-name="Standard">2. Malta (Kg) 1 Kg <text:s text:c="3"/><text:span text:style-name="T62">[</text:span>160 TAKA<text:span text:style-name="T62">]</text:span></text:p>
      <text:p text:style-name="Standard">3. Cherry Pineapple (3 Pcs) <text:s text:c="4"/>135 TAKA</text:p>
      <text:p text:style-name="Standard">4. Guava Thai (পেয়ারা) 1 Kg <text:s text:c="6"/>85 TAKA</text:p>
      <text:p text:style-name="Standard"><text:span text:style-name="T45">5. </text:span>Coconut (Narikel) <text:span text:style-name="T62">1 </text:span>Pcs <text:s text:c="6"/><text:span text:style-name="T45">78 TAKA</text:span></text:p>
      <text:p text:style-name="P23">6. Green Pumpkin (Kacha Misti Kumra) 3 Pcs <text:s text:c="6"/>150 TAKA</text:p>
      <text:p text:style-name="P23">7. Mint Leaf (Pudinapata) 300 G <text:s text:c="6"/>60 TAKA</text:p>
      <text:p text:style-name="P23">8. Long Bean (Borboti) <text:s/>1.5 Kg <text:s text:c="7"/>82.5 TAKA</text:p>
      <text:p text:style-name="P24">9. Green Banana (Kacha Kola) <text:s/>15 PCS <text:s text:c="6"/>135 TAKA</text:p>
      <text:p text:style-name="P25">10. Lettuce (Salad Pata) <text:s/>Local 200 G <text:s text:c="6"/>44 TAKA</text:p>
      <text:p text:style-name="P25">11. Tomato Round (Local) <text:s/>1 Kg <text:s text:c="6"/>115 TAKA</text:p>
      <text:p text:style-name="P25">12. China Carrot (China Gajor) 1 Kg <text:s text:c="3"/>90 TAKA</text:p>
      <text:p text:style-name="P25">13. Cucumber (Shosha) 4 Kg <text:s text:c="6"/>140 TAKA</text:p>
      <text:p text:style-name="P25">14. Beguun Lomba-Beguni <text:s/>1 Kg <text:s text:c="5"/>60 TAKA</text:p>
      <text:p text:style-name="P25">15. Green Papaya 5 Kg <text:s text:c="4"/>160 TAKA</text:p>
      <text:p text:style-name="P47">16. Lemon Round (Lebu Gol) 25 pcs <text:s text:c="5"/>125 taka</text:p>
      <text:p text:style-name="P49">17. Mango (Aamropali) 1kg <text:s text:c="5"/>155 Taka</text:p>
      <text:p text:style-name="P30"/>
      <text:p text:style-name="P25"/>
      <text:p text:style-name="P99">COOKING ESSENTIAL</text:p>
      <text:p text:style-name="P26">………………………………….. ………………………………..</text:p>
      <text:p text:style-name="P29"><text:span text:style-name="T33">1.Shwapno Katari Rice Loose <text:s/>5 Kg <text:s text:c="5"/>330 taka</text:span></text:p>
      <text:p text:style-name="P57">2. Chinigura Premium Rice Loose 3 Kg <text:s text:c="2"/>285 taka</text:p>
      <text:p text:style-name="P29"><text:span text:style-name="T33">3. Radhuni Turmeric Regular 200 Gm <text:s/></text:span><text:span text:style-name="T35">2 </text:span><text:span text:style-name="T36">ITEM</text:span><text:span text:style-name="T35"> <text:s text:c="5"/>190</text:span><text:span text:style-name="T33"> taka</text:span></text:p>
      <text:p text:style-name="P29"><text:span text:style-name="T33">4. Moog Dal Loose </text:span><text:span text:style-name="T34">2</text:span><text:span text:style-name="T33"> Kg <text:s text:c="10"/></text:span><text:span text:style-name="T34">280 taka</text:span></text:p>
      <text:p text:style-name="P59">5. Shwapno Mixed Dal 2Kg <text:s text:c="9"/>250 taka</text:p>
      <text:p text:style-name="P59">6. Fresh Super Premium Salt 2 Kg <text:s text:c="6"/>64 taka</text:p>
      <text:p text:style-name="P59">7. Ginger (Ada) Local Hybrid 1 Kg <text:s text:c="8"/>160 taka</text:p>
      <text:p text:style-name="P59">8. Bashundhara Brown Atta 4 kg <text:s text:c="9"/>180 taka</text:p>
      <text:p text:style-name="P60">9. Olitalia Sunflower Oil 1ltr <text:s text:c="9"/>330 taka</text:p>
      <text:p text:style-name="P96"><text:soft-page-break/><text:span text:style-name="T37">10. Lacys Sandwich Zipbag (50 Bags) <text:s text:c="7"/>295 taka</text:span></text:p>
      <text:p text:style-name="P46"><text:span text:style-name="T41">1</text:span><text:span text:style-name="T37">4. Teer Whole Wheat Atta 2 Kg <text:s text:c="10"/></text:span><text:span text:style-name="T42">88 TAKA</text:span></text:p>
      <text:p text:style-name="P59"/>
      <text:p text:style-name="P63">M<text:span text:style-name="T65">ILK &amp; DAIRY PRODUCTS:</text:span></text:p>
      <text:p text:style-name="P63">………………………………………………………...</text:p>
      <text:p text:style-name="P63">1. Aarong Ghee 200 Gm <text:s/>1 <text:span text:style-name="T62">ITEM</text:span> <text:s text:c="7"/>300 taka</text:p>
      <text:p text:style-name="P30"><text:span text:style-name="T37">3. AARONG WHITE CURD 500GM (3 </text:span><text:span text:style-name="T43">Box</text:span><text:span text:style-name="T37">) 270 TAKA</text:span></text:p>
      <text:p text:style-name="P65"/>
      <text:p text:style-name="P87">Drinks:</text:p>
      <text:p text:style-name="P66">…………………………………………………………………...</text:p>
      <text:p text:style-name="P66"/>
      <text:p text:style-name="P66"><text:span text:style-name="T62">1</text:span>. Mac Coffee Original 50 Gm (Pouch <text:s text:c="2"/><text:span text:style-name="T63">[1 PAC]</text:span> 165 taka</text:p>
      <text:p text:style-name="P66"/>
      <text:p text:style-name="P87">SPREADS:</text:p>
      <text:p text:style-name="P69">…………………………………………………………………..</text:p>
      <text:p text:style-name="P69">1. Aussiebee Honey 80 Gm (Glass Bottle) <text:s/><text:span text:style-name="T63">1 ITEM</text:span> <text:s/>125 taka</text:p>
      <text:p text:style-name="P69"/>
      <text:p text:style-name="P87">PERSONAL cARE </text:p>
      <text:p text:style-name="P70">…………………………………………………….……………<text:span text:style-name="T65">...</text:span></text:p>
      <text:p text:style-name="P70"/>
      <text:p text:style-name="P45"><text:span text:style-name="T43">1</text:span><text:span text:style-name="T37">. Sensodyne Deep Clean Tooth Paste 70g <text:s/></text:span><text:span text:style-name="T44">1 ITEM</text:span><text:span text:style-name="T37"> </text:span><text:span text:style-name="T38">180 taka</text:span></text:p>
      <text:p text:style-name="P72"><text:span text:style-name="T62">2</text:span>. Sensodyne Tooth Brush Sensitive* <text:span text:style-name="T59">1</text:span> pcs <text:span text:style-name="T59">8</text:span>0 taka</text:p>
      <text:p text:style-name="P74"><text:span text:style-name="T62">3</text:span>. Gillette Foam Lemon 196±04 Gm^ <text:s text:c="2"/><text:span text:style-name="T63">1 ITEM </text:span>255 taka</text:p>
      <text:p text:style-name="P74"><text:span text:style-name="T62">5</text:span>. Boshundhara Toilet Tissue White <text:s/>4 pcs 68 taka</text:p>
      <text:p text:style-name="P97"><text:span text:style-name="T37"/></text:p>
      <text:p text:style-name="P82"/>
      <text:p text:style-name="P93">Total <text:span text:style-name="T64">9,898</text:span> Taka</text:p>
      <text:p text:style-name="P94">Amount 10,000 Taka</text:p>
      <text:p text:style-name="P94"/>
      <text:p text:style-name="P89"><text:span text:style-name="T52">[</text:span><text:span text:style-name="T53">সতর্কতা</text:span><text:span text:style-name="T52">]</text:span></text:p>
      <text:p text:style-name="P89">……………………………………..</text:p>
      <text:p text:style-name="P89">1. সব ক্যেমিকাল প্রোডাক্ট আলাদা ব্যাগে সাবধানতার সাথে দিবে।</text:p>
      <text:p text:style-name="P89">2. ডিম ছাড়া <text:s/>ফ্রেশ <text:span text:style-name="T52">রুই</text:span> মাছ ম্যানেজার দাড়িয়ে থেকে পরিস্কারভাবে <text:span text:style-name="T52">ছোট ছোট পিচ</text:span> কেটে দিবে। তানা হলে কর্মচারীিরা মাছ এর টুকরা কাটতে কাটতে নিচে ফ্লোরে ফেলে সেই মাছ ব্যাগে ভরে। এইটা যেন না হয়। পরিস্কারভাবে ছোট ছোট মাছ এবং মাথার টুকরা হবে। মাছ কাটা শেষ হলে বাইরে ফেলে রাখবে না ডেলিভঅরি হবার আগ পর্যন্ত ডিপ ফ্রিজে রেখে দিবে। <text:span text:style-name="T7">মাছ ও মাছের মাথা একদম ছোট ছোট পিচ হবে। মাছগুলো ট্রিপল ব্যাগে ভালো করে মুখ ছিল করে সাবধানতার সাথে হোম ডেলিভারি করবে তানাহলে ব্যাগের ভিতর এর মাছের রক্ত বাইরে বের </text:span><text:span text:style-name="T8">হ</text:span><text:span text:style-name="T7">য়ে যায়।</text:span></text:p>
      <text:p text:style-name="P89">৩. চাল যেন বাজারের বড় বেগে <text:span text:style-name="T52">10</text:span> কেজি একসাথে না দেয়, আলাদা আলাদা ৫ কেজি করে প্লাস্টিক এর ব্যাগে দিবে।</text:p>
      <text:p text:style-name="P89">৪. দই এর বক্সগুলা একটা বড় পলিতে দিবে । উৎপাদনের ডেইট যেন <text:span text:style-name="T6">আজকে হয়।</text:span></text:p>
      <text:p text:style-name="P90">৫. আজকের আসা ফ্রেশ টাটকা সব্জি বাছাই করে দিবে। <text:span text:style-name="T9">সব্জির গায়ে যেন কাটা ফাটা চেরা না থাকে।</text:span></text:p>
      <text:p text:style-name="P90">৬. ডেলিভারি বয় যেন <text:span text:style-name="T8">হোম ডেলিভারি করতে এসে</text:span> বিরক্তি না দেখায়।</text:p>
      <text:p text:style-name="P91">৭. করোনা ভাইরাস সাবধানতা মেনে সব প্রোডাক্ট দিবে। হোম ডেলিভারির সময় ব্যাগগুলো ডিসইনফেক্ট স্প্রে ভালোভাবে করবে।</text:p>
      <text:p text:style-name="P83">৮. পঁচা আদা যেন না দেয়।</text:p>
      <text:p text:style-name="P88"><text:span text:style-name="T39">৯. </text:span><text:span text:style-name="T37">মাংসতে যেন কোন প্রকার চর্বি না থাকে। ছোট ছোট পিচ হবে। কলিজাও ছোট ছোট পিচ হবে। মাংস আর কলিজা যেন একদম টাটকা ও ফ্রেশ হয়। তানাহলে কিন্তু হেড অফিসে </text:span><text:soft-page-break/><text:span text:style-name="T37">কমপ্লেইন হবে। </text:span></text:p>
      <text:p text:style-name="P86">১০. বৃষ্টিতে সাবধানে ডেলিভারি করবে। যেন কোন আইটেম নষ্ট না হয়।</text:p>
      <text:p text:style-name="P94"/>
      <text:p text:style-name="P94">Cancel Products:</text:p>
      <text:p text:style-name="P94">……………………………………………..</text:p>
      <text:p text:style-name="P81">Home Appliances:</text:p>
      <text:p text:style-name="P81">………………………………..</text:p>
      <text:p text:style-name="P95"><text:span text:style-name="T37">1. </text:span><text:span text:style-name="T39">SUNLIGHT HEAVY DUTY AA BATTERY (2 </text:span><text:span text:style-name="T40">PCS</text:span><text:span text:style-name="T39">) 30 TAKA</text:span></text:p>
      <text:p text:style-name="P80"><text:span text:style-name="T2">11. Nivea Deodorant Fresh Active Men 150ml 280 taka</text:span></text:p>
      <text:p text:style-name="P77"><text:span text:style-name="T2">8. White Bath Towel 1 pieces 99 taka</text:span></text:p>
      <text:p text:style-name="P71">1. Sunsilk Lusciously Thick &amp; Long Shampoo 180 Ml 185 taka</text:p>
      <text:p text:style-name="P67"/>
      <text:p text:style-name="P68">1. Kazi &amp; Kazi</text:p>
      <text:p text:style-name="P68">Green Tea Bag* 60 gm 180 taka</text:p>
      <text:p text:style-name="P84">13. <text:span text:style-name="T58">Quaker Oats Poly Pack 500±50g* 2</text:span><text:span text:style-name="T67">6</text:span><text:span text:style-name="T58">5 TA</text:span></text:p>
      <text:p text:style-name="P61"/>
      <text:p text:style-name="P61">11. Kitchen Gloves R 1 pair 120 taka</text:p>
      <text:p text:style-name="P62">12. Cleaning Towels_TTC-0162-06 I item 100 taka</text:p>
      <text:p text:style-name="P78"/>
      <text:p text:style-name="P78">9. Rin Power Bright Detargent Powder 500 Gm 60 taka</text:p>
      <text:p text:style-name="P79">10. Vaseline Petroleum Jelly Original 50 Ml^ 50 taka</text:p>
      <text:p text:style-name="P73">Sensodyne Tooth Brush Sensitive* <text:span text:style-name="T59">1</text:span> pcs <text:span text:style-name="T59">8</text:span>0 taka</text:p>
      <text:p text:style-name="P58"><text:span text:style-name="T60">Basmati rice </text:span><text:span text:style-name="T61">Loose</text:span><text:span text:style-name="T60"> </text:span><text:span text:style-name="T61">5 kg</text:span></text:p>
      <text:p text:style-name="P75"/>
      <text:p text:style-name="P75"><text:span text:style-name="T62">4. </text:span><text:s/>Nivea Crème Care Soap 125g <text:s text:c="4"/><text:span text:style-name="T63">1 ITEM</text:span> 140 Taka</text:p>
      <text:p text:style-name="P76"/>
      <text:p text:style-name="P76"><text:span text:style-name="T62">6</text:span>. Dettol Handwash Re-Energize Refill, 170ml PH-Balanced Liquid Soap Formula <text:s/><text:span text:style-name="T63">[1 ITEM]</text:span> 59 taka</text:p>
      <text:p text:style-name="P64">2. Aarong shredded Mozzarella Cheese 200 gm <text:s/><text:span text:style-name="T62">1 ITEM <text:s/></text:span><text:s/>220 taka</text:p>
      <text:p text:style-name="P58"/>
      <text:p text:style-name="P8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ource Sans Pro" svg:font-family="'Source Sans Pro', sans-serif"/>
    <style:font-face style:name="Tahoma1" svg:font-family="Tahoma, Helvetica, Arial, sans-serif"/>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8-01T22:41:14.544000000</dc:date>
    <meta:editing-duration>P2DT4H47M33S</meta:editing-duration>
    <meta:editing-cycles>133</meta:editing-cycles>
    <meta:generator>LibreOffice/7.1.3.2$Windows_X86_64 LibreOffice_project/47f78053abe362b9384784d31a6e56f8511eb1c1</meta:generator>
    <meta:document-statistic meta:table-count="0" meta:image-count="0" meta:object-count="0" meta:page-count="7" meta:paragraph-count="237" meta:word-count="1747" meta:character-count="8907" meta:non-whitespace-character-count="7141"/>
  </office:meta>
</office:document-meta>
</file>